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6472in" fo:margin-left="-0.334in" table:align="left"/>
    </style:style>
    <style:style style:name="Table1.A" style:family="table-column">
      <style:table-column-properties style:column-width="5.8208in"/>
    </style:style>
    <style:style style:name="Table1.B" style:family="table-column">
      <style:table-column-properties style:column-width="1.8264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6472in" fo:margin-left="-0.334in" table:align="left"/>
    </style:style>
    <style:style style:name="Table2.A" style:family="table-column">
      <style:table-column-properties style:column-width="5.8208in"/>
    </style:style>
    <style:style style:name="Table2.B" style:family="table-column">
      <style:table-column-properties style:column-width="1.8264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0436"/>
    </style:style>
    <style:style style:name="P2" style:family="paragraph" style:parent-style-name="Standard">
      <style:text-properties officeooo:paragraph-rsid="00226afc"/>
    </style:style>
    <style:style style:name="P3" style:family="paragraph" style:parent-style-name="Table_20_Contents">
      <style:text-properties officeooo:paragraph-rsid="00190436"/>
    </style:style>
    <style:style style:name="P4" style:family="paragraph" style:parent-style-name="Table_20_Contents">
      <style:paragraph-properties fo:text-align="center" style:justify-single-word="false"/>
      <style:text-properties officeooo:paragraph-rsid="00190436"/>
    </style:style>
    <style:style style:name="P5" style:family="paragraph" style:parent-style-name="Table_20_Contents">
      <style:text-properties officeooo:paragraph-rsid="001ab58a"/>
    </style:style>
    <style:style style:name="P6" style:family="paragraph" style:parent-style-name="Table_20_Contents">
      <style:text-properties officeooo:paragraph-rsid="00226afc"/>
    </style:style>
    <style:style style:name="P7" style:family="paragraph" style:parent-style-name="Table_20_Contents">
      <style:text-properties officeooo:paragraph-rsid="0023ae40"/>
    </style:style>
    <style:style style:name="P8" style:family="paragraph" style:parent-style-name="Table_20_Contents">
      <style:text-properties officeooo:paragraph-rsid="00265e01"/>
    </style:style>
    <style:style style:name="P9" style:family="paragraph" style:parent-style-name="Table_20_Contents">
      <style:text-properties officeooo:paragraph-rsid="0027cba9"/>
    </style:style>
    <style:style style:name="P10" style:family="paragraph" style:parent-style-name="Table_20_Contents">
      <style:text-properties officeooo:paragraph-rsid="0028ce81"/>
    </style:style>
    <style:style style:name="P11" style:family="paragraph" style:parent-style-name="Table_20_Contents">
      <style:text-properties officeooo:paragraph-rsid="0029b873"/>
    </style:style>
    <style:style style:name="P12" style:family="paragraph" style:parent-style-name="Table_20_Contents">
      <style:text-properties officeooo:paragraph-rsid="002a2890"/>
    </style:style>
    <style:style style:name="P13" style:family="paragraph" style:parent-style-name="Table_20_Contents">
      <style:text-properties officeooo:paragraph-rsid="002e16e6"/>
    </style:style>
    <style:style style:name="P14" style:family="paragraph" style:parent-style-name="Table_20_Contents">
      <style:text-properties officeooo:paragraph-rsid="002e6198"/>
    </style:style>
    <style:style style:name="P15" style:family="paragraph" style:parent-style-name="Table_20_Contents">
      <style:text-properties officeooo:paragraph-rsid="002fd27c"/>
    </style:style>
    <style:style style:name="P16" style:family="paragraph" style:parent-style-name="Table_20_Contents">
      <style:text-properties officeooo:paragraph-rsid="00317509"/>
    </style:style>
    <style:style style:name="P17" style:family="paragraph" style:parent-style-name="Table_20_Contents">
      <style:text-properties officeooo:paragraph-rsid="0033e9af"/>
    </style:style>
    <style:style style:name="P18" style:family="paragraph" style:parent-style-name="Table_20_Contents">
      <style:text-properties fo:color="#0000ff" officeooo:paragraph-rsid="002521a3"/>
    </style:style>
    <style:style style:name="P19" style:family="paragraph" style:parent-style-name="Table_20_Contents">
      <style:text-properties fo:color="#0000ff" officeooo:paragraph-rsid="0028ce81"/>
    </style:style>
    <style:style style:name="P20" style:family="paragraph" style:parent-style-name="Table_20_Contents">
      <style:text-properties fo:color="#0000ff" officeooo:paragraph-rsid="002b0fdd"/>
    </style:style>
    <style:style style:name="P21" style:family="paragraph" style:parent-style-name="Table_20_Contents">
      <style:text-properties fo:color="#0000ff" officeooo:paragraph-rsid="002d5139"/>
    </style:style>
    <style:style style:name="P22" style:family="paragraph" style:parent-style-name="Table_20_Contents">
      <style:text-properties fo:color="#0000ff" officeooo:paragraph-rsid="002e16e6"/>
    </style:style>
    <style:style style:name="P23" style:family="paragraph" style:parent-style-name="Table_20_Contents">
      <style:text-properties fo:color="#0000ff" officeooo:paragraph-rsid="00317509"/>
    </style:style>
    <style:style style:name="P24" style:family="paragraph" style:parent-style-name="Table_20_Contents">
      <style:text-properties fo:color="#0000ff" officeooo:paragraph-rsid="0033e9af"/>
    </style:style>
    <style:style style:name="P25" style:family="paragraph" style:parent-style-name="Table_20_Contents">
      <style:text-properties fo:color="#6b0094" officeooo:paragraph-rsid="002a2f35"/>
    </style:style>
    <style:style style:name="P26" style:family="paragraph" style:parent-style-name="Table_20_Contents">
      <style:text-properties fo:color="#6b0094" officeooo:paragraph-rsid="00383b58"/>
    </style:style>
    <style:style style:name="P27" style:family="paragraph" style:parent-style-name="Table_20_Contents">
      <style:text-properties fo:color="#6b0094" officeooo:paragraph-rsid="00389ea8"/>
    </style:style>
    <style:style style:name="P28" style:family="paragraph" style:parent-style-name="Table_20_Contents">
      <style:text-properties fo:color="#6b0094" officeooo:paragraph-rsid="0033e9af"/>
    </style:style>
    <style:style style:name="P29" style:family="paragraph" style:parent-style-name="Table_20_Contents">
      <style:text-properties fo:color="#6b0094" officeooo:paragraph-rsid="003a2aea"/>
    </style:style>
    <style:style style:name="P30" style:family="paragraph" style:parent-style-name="Table_20_Contents">
      <style:text-properties fo:color="#ff0000" officeooo:paragraph-rsid="002e16e6"/>
    </style:style>
    <style:style style:name="P31" style:family="paragraph" style:parent-style-name="Table_20_Contents">
      <style:text-properties officeooo:paragraph-rsid="003983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Human - Socket</text:p>
          </table:table-cell>
          <table:covered-table-cell/>
        </table:table-row>
        <table:table-row>
          <table:table-cell table:style-name="Table1.A2" office:value-type="string">
            <text:p text:style-name="P6">********** Turn number: 1 * Now Playing : Human-Socket **********</text:p>
            <text:p text:style-name="P6">...</text:p>
            <text:p text:style-name="P6">You have drawn a SedativesCard-type object card</text:p>
            <text:p text:style-name="P6">Your turn is now over <text:s text:c="2"/></text:p>
          </table:table-cell>
          <table:table-cell table:style-name="Table1.B2" office:value-type="string">
            <text:p text:style-name="P18">+1 carta : sedatives</text:p>
          </table:table-cell>
        </table:table-row>
        <table:table-row>
          <table:table-cell table:style-name="Table1.A2" office:value-type="string">
            <text:p text:style-name="P6">********** Turn number: 2 * Now Playing : Human-Socket **********</text:p>
            <text:p text:style-name="P6">...</text:p>
            <text:p text:style-name="P6">You have drawn a TeleportCard-type object card</text:p>
            <text:p text:style-name="P6">Do you want to play an object card?</text:p>
            <text:p text:style-name="P6">please enter 'yes' or 'no'</text:p>
            <text:p text:style-name="P6">(My turn, yes/no)&gt; no</text:p>
            <text:p text:style-name="P6">Your turn is now over <text:s/></text:p>
          </table:table-cell>
          <table:table-cell table:style-name="Table1.B2" office:value-type="string">
            <text:p text:style-name="P18">+1 carta: teleport</text:p>
          </table:table-cell>
        </table:table-row>
        <table:table-row>
          <table:table-cell table:style-name="Table1.A2" office:value-type="string">
            <text:p text:style-name="P2">********* Turn number: 3 * Now Playing : Human-Socket **********</text:p>
            <text:p text:style-name="P6">...</text:p>
            <text:p text:style-name="P6">Do you want to play an object card?</text:p>
            <text:p text:style-name="P6">please enter 'yes' or 'no'</text:p>
            <text:p text:style-name="P6">(My turn, yes/no)&gt; yes</text:p>
            <text:p text:style-name="P6">please specify the object card</text:p>
            <text:p text:style-name="P6">The cards you currently own are:</text:p>
            <text:p text:style-name="P6">sedatives - teleport - <text:s/></text:p>
            <text:p text:style-name="P6">(My turn, object-card)&gt; sedatives</text:p>
            <text:p text:style-name="P6">WrongCardException : You are not allowed to play that card during this phase of the turn</text:p>
            <text:p text:style-name="P6">Do you want to play an object card?</text:p>
            <text:p text:style-name="P6">please enter 'yes' or 'no'</text:p>
            <text:p text:style-name="P6">(My turn, yes/no)&gt; no</text:p>
            <text:p text:style-name="P6">Your turn is now over <text:s text:c="2"/></text:p>
          </table:table-cell>
          <table:table-cell table:style-name="Table1.B2" office:value-type="string">
            <text:p text:style-name="P8">AskIfObjectCard<text:line-break/>Yes</text:p>
            <text:p text:style-name="P8">askWhichObjectCard<text:line-break/>WrongCardException<text:line-break/>askIfObjectCard<text:line-break/>No</text:p>
          </table:table-cell>
        </table:table-row>
        <table:table-row>
          <table:table-cell table:style-name="Table1.A2" office:value-type="string">
            <text:p text:style-name="P2">*********** Turn number: 4 * Now Playing : Human-Socket **********</text:p>
            <text:p text:style-name="P6">Hello player Human-Socket, you are located in K08 and it's your turn to move</text:p>
            <text:p text:style-name="P6">Do you want to play an object card?</text:p>
            <text:p text:style-name="P6">please enter 'yes' or 'no'</text:p>
            <text:p text:style-name="P6">(My turn, yes/no)&gt; yes</text:p>
            <text:p text:style-name="P6">please specify the object card</text:p>
            <text:p text:style-name="P6">The cards you currently own are:</text:p>
            <text:p text:style-name="P6">teleport - sedatives - <text:s/></text:p>
            <text:p text:style-name="P6">(My turn, object-card)&gt; abc</text:p>
            <text:p text:style-name="P6">Card name not recognized.</text:p>
            <text:p text:style-name="P6">String not found</text:p>
            <text:p text:style-name="P6">(My turn, object-card)&gt; adrenaline</text:p>
            <text:p text:style-name="P6">CardNotPresentException </text:p>
            <text:p text:style-name="P6">Do you want to play an object card?</text:p>
            <text:p text:style-name="P6">please enter 'yes' or 'no'</text:p>
            <text:p text:style-name="P6">(My turn, yes/no)&gt; no</text:p>
            <text:p text:style-name="P6">...</text:p>
            <text:p text:style-name="P6">You have drawn a DefenseCard-type object card</text:p>
            <text:p text:style-name="P6">Do you want to play an object card?</text:p>
            <text:p text:style-name="P6">please enter 'yes' or 'no'</text:p>
            <text:p text:style-name="P6"><text:soft-page-break/>(My turn, yes/no)&gt; no</text:p>
            <text:p text:style-name="P6">Your turn is now over </text:p>
          </table:table-cell>
          <table:table-cell table:style-name="Table1.B2" office:value-type="string">
            <text:p text:style-name="P8">AskIfObjectCard<text:line-break/>Yes</text:p>
            <text:p text:style-name="P8">askWhichObjectCard</text:p>
            <text:p text:style-name="P9">abc<text:line-break/>[Card name not recognized. - dal client CLI]</text:p>
            <text:p text:style-name="P9">[valid card names – dal Client CLI]</text:p>
            <text:p text:style-name="P10">CardNotPresentException</text:p>
            <text:p text:style-name="P10">askIfObjectCard<text:line-break/>No</text:p>
            <text:p text:style-name="P10"/>
            <text:p text:style-name="P19">+1 carta: defense</text:p>
            <text:p text:style-name="P10"/>
            <text:p text:style-name="P10">askIfObjectCard<text:line-break/>No</text:p>
          </table:table-cell>
        </table:table-row>
        <table:table-row>
          <table:table-cell table:style-name="Table1.A2" office:value-type="string">
            <text:p text:style-name="P6">********** Turn number: 5 * Now Playing : Human-Socket **********</text:p>
            <text:p text:style-name="P6">...</text:p>
            <text:p text:style-name="P6">Do you want to play an object card?</text:p>
            <text:p text:style-name="P6">please enter 'yes' or 'no'</text:p>
            <text:p text:style-name="P6">(My turn, yes/no)&gt; yes</text:p>
            <text:p text:style-name="P6">please specify the object card</text:p>
            <text:p text:style-name="P6">The cards you currently own are:</text:p>
            <text:p text:style-name="P6">teleport - sedatives - defense - </text:p>
            <text:p text:style-name="P6">(My turn, object-card)&gt; teleport</text:p>
            <text:p text:style-name="P6">Player Human-Socket is using a TeleportCard-type card. Human-Socket is a human for sure!</text:p>
            <text:p text:style-name="P6">Your location is: L08 <text:s text:c="2"/></text:p>
            <text:p text:style-name="P6">Your turn is now over <text:s/></text:p>
          </table:table-cell>
          <table:table-cell table:style-name="Table1.B2" office:value-type="string">
            <text:p text:style-name="P11">AskIfObjectCard</text:p>
            <text:p text:style-name="P11">yes</text:p>
            <text:p text:style-name="P11">askWhichObjectCard</text:p>
            <text:p text:style-name="P12">teleport</text:p>
            <text:p text:style-name="P12"/>
            <text:p text:style-name="P25">announce: player X is using card Y</text:p>
            <text:p text:style-name="P26">- 1 carta: Y</text:p>
          </table:table-cell>
        </table:table-row>
        <table:table-row>
          <table:table-cell table:style-name="Table1.A2" office:value-type="string">
            <text:p text:style-name="P7">********** Turn number: 6 * Now Playing : Human-Socket **********</text:p>
            <text:p text:style-name="P7">...</text:p>
            <text:p text:style-name="P7">You have drawn a SedativesCard-type object card</text:p>
            <text:p text:style-name="P7">Your turn is now over <text:s text:c="2"/></text:p>
          </table:table-cell>
          <table:table-cell table:style-name="Table1.B2" office:value-type="string">
            <text:p text:style-name="P20">+1 carta : sedatives</text:p>
          </table:table-cell>
        </table:table-row>
        <table:table-row>
          <table:table-cell table:style-name="Table1.A2" office:value-type="string">
            <text:p text:style-name="P7">********** Turn number: 7 * Now Playing : Human-Socket **********</text:p>
            <text:p text:style-name="P7">...</text:p>
            <text:p text:style-name="P7">(My turn, object-card)&gt; sedativesPlayer Human-Socket is using a SedativesCard-type card. Human-Socket is a human for sure!</text:p>
            <text:p text:style-name="P7">,..</text:p>
          </table:table-cell>
          <table:table-cell table:style-name="Table1.B2" office:value-type="string">
            <text:p text:style-name="P27">announce: player X is using card Y</text:p>
            <text:p text:style-name="P27">- 1 carta: Y</text:p>
          </table:table-cell>
        </table:table-row>
        <table:table-row>
          <table:table-cell table:style-name="Table1.A2" office:value-type="string">
            <text:p text:style-name="P7">********** Turn number: 12 * Now Playing : Human-Socket **********</text:p>
            <text:p text:style-name="P7">...</text:p>
            <text:p text:style-name="P7">You have drawn a DefenseCard-type object card</text:p>
            <text:p text:style-name="P7">Your turn is now over</text:p>
          </table:table-cell>
          <table:table-cell table:style-name="Table1.B2" office:value-type="string">
            <text:p text:style-name="P21">+1 carta: defense</text:p>
          </table:table-cell>
        </table:table-row>
        <table:table-row>
          <table:table-cell table:style-name="Table1.A2" office:value-type="string">
            <text:p text:style-name="P7">********** Turn number: 13 * Now Playing : Human-Socket **********</text:p>
            <text:p text:style-name="P7">...</text:p>
            <text:p text:style-name="P7">Your location is: K08 <text:s text:c="2"/></text:p>
            <text:p text:style-name="P7">You have drawn a AttackCard-type object card</text:p>
            <text:p text:style-name="P7">Since your hand of cards contains 4 cards, you have to discard one</text:p>
            <text:p text:style-name="P7">please specify the object card</text:p>
            <text:p text:style-name="P7">The cards you currently own are:</text:p>
            <text:p text:style-name="P7">defense - sedatives - defense - attack - </text:p>
            <text:p text:style-name="P7">(My turn, object-card)&gt; abc</text:p>
            <text:p text:style-name="P7">Card name not recognized.</text:p>
            <text:p text:style-name="P7">String not found</text:p>
            <text:p text:style-name="P7">(My turn, object-card)&gt; dde</text:p>
            <text:p text:style-name="P7">Card name not recognized.</text:p>
            <text:p text:style-name="P7">String not found</text:p>
            <text:p text:style-name="P7">(My turn, object-card)&gt; lololo</text:p>
            <text:p text:style-name="P7">Card name not recognized.</text:p>
            <text:p text:style-name="P7">String not found</text:p>
            <text:p text:style-name="P7">(My turn, object-card)&gt; defense</text:p>
            <text:p text:style-name="P7"><text:soft-page-break/>You have discarded a defense card</text:p>
            <text:p text:style-name="P7">Your turn is now over <text:s/></text:p>
          </table:table-cell>
          <table:table-cell table:style-name="Table1.B2" office:value-type="string">
            <text:p text:style-name="P22">+1 carta: attack</text:p>
            <text:p text:style-name="P13"/>
            <text:p text:style-name="P30">NOTA: I am Human! Dovrei potere scegliere tra giocare e scartare</text:p>
            <text:p text:style-name="P13"/>
            <text:p text:style-name="P14">askWhichObjectCard</text:p>
            <text:p text:style-name="P14"/>
            <text:p text:style-name="P14">il Client qui fa check di formato, e non passa al Server la stringa qualsiasi. Anche se la passasse, comunque, il Server non farebbe niente</text:p>
            <text:p text:style-name="P31">(perchè non fa parte del context)</text:p>
            <text:p text:style-name="P31"/>
            <text:p text:style-name="P31"/>
            <text:p text:style-name="P29"><text:soft-page-break/>discarded defense</text:p>
            <text:p text:style-name="P29">-1 carta: defense</text:p>
          </table:table-cell>
        </table:table-row>
        <table:table-row>
          <table:table-cell table:style-name="Table1.A2" office:value-type="string">
            <text:p text:style-name="P5">********** Turn number: 16 * Now Playing : Alien-RMI **********</text:p>
            <text:p text:style-name="P5">Player Alien-RMI has disconnected from the game</text:p>
            <text:p text:style-name="P5">End of the Game! Here come the results</text:p>
            <text:p text:style-name="P5">Winners from the HUMANS team: Human-Socket</text:p>
            <text:p text:style-name="P5">Team ALIENS was defeated <text:s text:c="11"/></text:p>
            <text:p text:style-name="P5">No more noteworthy events to report </text:p>
            <text:p text:style-name="P5">Goodbye user Human-Socket, it was nice to have you on our server</text:p>
            <text:p text:style-name="P5">Disconnected by server; press enter to quit.</text:p>
            <text:p text:style-name="P5">(Someone else's turn, object-card)&gt; 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">Alien - RMI</text:p>
          </table:table-cell>
          <table:covered-table-cell/>
        </table:table-row>
        <table:table-row>
          <table:table-cell table:style-name="Table2.A2" office:value-type="string">
            <text:p text:style-name="P16">********** Turn number: 3 * Now Playing : Alien-RMI **********</text:p>
            <text:p text:style-name="P16">...</text:p>
            <text:p text:style-name="P16">You have drawn a AdrenalineCard-type object card</text:p>
          </table:table-cell>
          <table:table-cell table:style-name="Table2.B2" office:value-type="string">
            <text:p text:style-name="P23">+ 1 carta: adrenaline</text:p>
          </table:table-cell>
        </table:table-row>
        <table:table-row>
          <table:table-cell table:style-name="Table2.A2" office:value-type="string">
            <text:p text:style-name="P16">********** Turn number: 5 * Now Playing : Alien-RMI **********</text:p>
            <text:p text:style-name="P16">...</text:p>
            <text:p text:style-name="P16">You have drawn a TeleportCard-type object card</text:p>
          </table:table-cell>
          <table:table-cell table:style-name="Table2.B2" office:value-type="string">
            <text:p text:style-name="P23">+ 1 carta: teleport</text:p>
          </table:table-cell>
        </table:table-row>
        <table:table-row>
          <table:table-cell table:style-name="Table2.A2" office:value-type="string">
            <text:p text:style-name="P17">********** Turn number: 6 * Now Playing : Alien-RMI **********</text:p>
            <text:p text:style-name="P17">...</text:p>
            <text:p text:style-name="P17">You have drawn a TeleportCard-type object card</text:p>
          </table:table-cell>
          <table:table-cell table:style-name="Table2.B2" office:value-type="string">
            <text:p text:style-name="P24">+1 carta: teleport</text:p>
          </table:table-cell>
        </table:table-row>
        <table:table-row>
          <table:table-cell table:style-name="Table2.A2" office:value-type="string">
            <text:p text:style-name="P17">********** Turn number: 7 * Now Playing : Alien-RMI **********</text:p>
            <text:p text:style-name="P17">...</text:p>
            <text:p text:style-name="P17">You have drawn a DefenseCard-type object card</text:p>
            <text:p text:style-name="P17">Since your hand of cards contains 4 cards, you have to discard one</text:p>
            <text:p text:style-name="P17">please specify the object card</text:p>
            <text:p text:style-name="P17">(My turn, object-card)&gt; abc</text:p>
            <text:p text:style-name="P17">Card name not recognized.</text:p>
            <text:p text:style-name="P17">String not found</text:p>
            <text:p text:style-name="P17">(My turn, object-card)&gt; lolol</text:p>
            <text:p text:style-name="P17">Card name not recognized.</text:p>
            <text:p text:style-name="P17">String not found</text:p>
            <text:p text:style-name="P17">(My turn, object-card)&gt; teleport</text:p>
            <text:p text:style-name="P17">You have discarded a teleport card</text:p>
          </table:table-cell>
          <table:table-cell table:style-name="Table2.B2" office:value-type="string">
            <text:p text:style-name="P24">+ 1 carta: defense</text:p>
            <text:p text:style-name="P24"/>
            <text:p text:style-name="P24">haveToDiscard</text:p>
            <text:p text:style-name="P24"/>
            <text:p text:style-name="P24">...</text:p>
            <text:p text:style-name="P24"/>
            <text:p text:style-name="P28">discarded teleport</text:p>
            <text:p text:style-name="P29">- 1 carta: teleport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21T20:04:16</meta:creation-date>
    <meta:generator>LibreOffice/4.0.4.2$Linux_X86_64 LibreOffice_project/400m0$Build-2</meta:generator>
    <dc:date>2015-06-21T20:45:09</dc:date>
    <dc:creator>Andrea </dc:creator>
    <meta:editing-duration>PT37M44S</meta:editing-duration>
    <meta:editing-cycles>41</meta:editing-cycles>
    <meta:document-statistic meta:table-count="2" meta:image-count="0" meta:object-count="0" meta:page-count="3" meta:paragraph-count="161" meta:word-count="853" meta:character-count="5172" meta:non-whitespace-character-count="4328"/>
  </office:meta>
</office:document-meta>
</file>